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Vyborgsky_District">
            <text:p>Vyborgsky_District</text:p>
          </table:table-cell>
          <table:table-cell office:value-type="string" office:value="radiocarbon">
            <text:p>radiocarbon</text:p>
          </table:table-cell>
          <table:table-cell office:value-type="string" office:value="LU-3849">
            <text:p>LU-3849</text:p>
          </table:table-cell>
          <table:table-cell office:value-type="float" office:value="60.1">
            <text:p>60.1</text:p>
          </table:table-cell>
          <table:table-cell office:value-type="float" office:value="29.25">
            <text:p>29.25</text:p>
          </table:table-cell>
          <table:table-cell office:value-type="float" office:value="8060.0">
            <text:p>8060.0</text:p>
          </table:table-cell>
          <table:table-cell office:value-type="float" office:value="290.0">
            <text:p>290.0</text:p>
          </table:table-cell>
          <table:table-cell office:value-type="string" office:value="nd">
            <text:p>n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2.95">
            <text:p>2.95</text:p>
          </table:table-cell>
          <table:table-cell office:value-type="float" office:value="0.11661903789690602">
            <text:p>0.11661903789690602</text:p>
          </table:table-cell>
          <table:table-cell office:value-type="float" office:value="0.11661903789690602">
            <text:p>0.11661903789690602</text:p>
          </table:table-cell>
          <table:table-cell office:value-type="string" office:value="MiettinenEtal2007a,RosentauEtal2021">
            <text:p>MiettinenEtal2007a,RosentauEtal2021</text:p>
          </table:table-cell>
        </table:table-row>
        <table:table-row>
          <table:table-cell office:value-type="string" office:value="Vyborgsky_District">
            <text:p>Vyborgsky_District</text:p>
          </table:table-cell>
          <table:table-cell office:value-type="string" office:value="radiocarbon">
            <text:p>radiocarbon</text:p>
          </table:table-cell>
          <table:table-cell office:value-type="string" office:value="LU-3887">
            <text:p>LU-3887</text:p>
          </table:table-cell>
          <table:table-cell office:value-type="float" office:value="60.28">
            <text:p>60.28</text:p>
          </table:table-cell>
          <table:table-cell office:value-type="float" office:value="28.87">
            <text:p>28.87</text:p>
          </table:table-cell>
          <table:table-cell office:value-type="float" office:value="5820.0">
            <text:p>5820.0</text:p>
          </table:table-cell>
          <table:table-cell office:value-type="float" office:value="190.0">
            <text:p>190.0</text:p>
          </table:table-cell>
          <table:table-cell office:value-type="string" office:value="nd">
            <text:p>n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3.6">
            <text:p>3.6</text:p>
          </table:table-cell>
          <table:table-cell office:value-type="float" office:value="0.1452583904633395">
            <text:p>0.1452583904633395</text:p>
          </table:table-cell>
          <table:table-cell office:value-type="float" office:value="0.1452583904633395">
            <text:p>0.1452583904633395</text:p>
          </table:table-cell>
          <table:table-cell office:value-type="string" office:value="MiettinenEtal2007a,RosentauEtal2021">
            <text:p>MiettinenEtal2007a,RosentauEtal2021</text:p>
          </table:table-cell>
        </table:table-row>
        <table:table-row>
          <table:table-cell office:value-type="string" office:value="Vyborgsky_District">
            <text:p>Vyborgsky_District</text:p>
          </table:table-cell>
          <table:table-cell office:value-type="string" office:value="radiocarbon">
            <text:p>radiocarbon</text:p>
          </table:table-cell>
          <table:table-cell office:value-type="string" office:value="LU-3866">
            <text:p>LU-3866</text:p>
          </table:table-cell>
          <table:table-cell office:value-type="float" office:value="60.28">
            <text:p>60.28</text:p>
          </table:table-cell>
          <table:table-cell office:value-type="float" office:value="28.87">
            <text:p>28.87</text:p>
          </table:table-cell>
          <table:table-cell office:value-type="float" office:value="7160.0">
            <text:p>7160.0</text:p>
          </table:table-cell>
          <table:table-cell office:value-type="float" office:value="110.0">
            <text:p>110.0</text:p>
          </table:table-cell>
          <table:table-cell office:value-type="string" office:value="nd">
            <text:p>n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3.35">
            <text:p>3.35</text:p>
          </table:table-cell>
          <table:table-cell office:value-type="float" office:value="0.11661903789690602">
            <text:p>0.11661903789690602</text:p>
          </table:table-cell>
          <table:table-cell office:value-type="float" office:value="0.11661903789690602">
            <text:p>0.11661903789690602</text:p>
          </table:table-cell>
          <table:table-cell office:value-type="string" office:value="MiettinenEtal2007a,RosentauEtal2021">
            <text:p>MiettinenEtal2007a,RosentauEtal2021</text:p>
          </table:table-cell>
        </table:table-row>
        <table:table-row>
          <table:table-cell office:value-type="string" office:value="Vyborgsky_District">
            <text:p>Vyborgsky_District</text:p>
          </table:table-cell>
          <table:table-cell office:value-type="string" office:value="radiocarbon">
            <text:p>radiocarbon</text:p>
          </table:table-cell>
          <table:table-cell office:value-type="string" office:value="LU-3852">
            <text:p>LU-3852</text:p>
          </table:table-cell>
          <table:table-cell office:value-type="float" office:value="60.1">
            <text:p>60.1</text:p>
          </table:table-cell>
          <table:table-cell office:value-type="float" office:value="29.25">
            <text:p>29.25</text:p>
          </table:table-cell>
          <table:table-cell office:value-type="float" office:value="7440.0">
            <text:p>7440.0</text:p>
          </table:table-cell>
          <table:table-cell office:value-type="float" office:value="80.0">
            <text:p>80.0</text:p>
          </table:table-cell>
          <table:table-cell office:value-type="string" office:value="nd">
            <text:p>n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3.35">
            <text:p>3.35</text:p>
          </table:table-cell>
          <table:table-cell office:value-type="float" office:value="0.11661903789690602">
            <text:p>0.11661903789690602</text:p>
          </table:table-cell>
          <table:table-cell office:value-type="float" office:value="0.11661903789690602">
            <text:p>0.11661903789690602</text:p>
          </table:table-cell>
          <table:table-cell office:value-type="string" office:value="MiettinenEtal2007a,RosentauEtal2021">
            <text:p>MiettinenEtal2007a,RosentauEtal2021</text:p>
          </table:table-cell>
        </table:table-row>
        <table:table-row>
          <table:table-cell office:value-type="string" office:value="Vyborgsky_District">
            <text:p>Vyborgsky_District</text:p>
          </table:table-cell>
          <table:table-cell office:value-type="string" office:value="radiocarbon">
            <text:p>radiocarbon</text:p>
          </table:table-cell>
          <table:table-cell office:value-type="string" office:value="LU-3662">
            <text:p>LU-3662</text:p>
          </table:table-cell>
          <table:table-cell office:value-type="float" office:value="60.19">
            <text:p>60.19</text:p>
          </table:table-cell>
          <table:table-cell office:value-type="float" office:value="29.54">
            <text:p>29.54</text:p>
          </table:table-cell>
          <table:table-cell office:value-type="float" office:value="7180.0">
            <text:p>7180.0</text:p>
          </table:table-cell>
          <table:table-cell office:value-type="float" office:value="80.0">
            <text:p>80.0</text:p>
          </table:table-cell>
          <table:table-cell office:value-type="string" office:value="nd">
            <text:p>n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7.56">
            <text:p>7.56</text:p>
          </table:table-cell>
          <table:table-cell office:value-type="float" office:value="0.1082820391385386">
            <text:p>0.1082820391385386</text:p>
          </table:table-cell>
          <table:table-cell office:value-type="float" office:value="0.1082820391385386">
            <text:p>0.1082820391385386</text:p>
          </table:table-cell>
          <table:table-cell office:value-type="string" office:value="MiettinenEtal2007a,RosentauEtal2021">
            <text:p>MiettinenEtal2007a,RosentauEtal2021</text:p>
          </table:table-cell>
        </table:table-row>
        <table:table-row>
          <table:table-cell office:value-type="string" office:value="Vyborgsky_District">
            <text:p>Vyborgsky_District</text:p>
          </table:table-cell>
          <table:table-cell office:value-type="string" office:value="radiocarbon">
            <text:p>radiocarbon</text:p>
          </table:table-cell>
          <table:table-cell office:value-type="string" office:value="SPb-82">
            <text:p>SPb-82</text:p>
          </table:table-cell>
          <table:table-cell office:value-type="float" office:value="60.43">
            <text:p>60.43</text:p>
          </table:table-cell>
          <table:table-cell office:value-type="float" office:value="29.06">
            <text:p>29.06</text:p>
          </table:table-cell>
          <table:table-cell office:value-type="float" office:value="9050.0">
            <text:p>9050.0</text:p>
          </table:table-cell>
          <table:table-cell office:value-type="float" office:value="100.0">
            <text:p>100.0</text:p>
          </table:table-cell>
          <table:table-cell office:value-type="string" office:value="nd">
            <text:p>n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12124355652982141">
            <text:p>0.12124355652982141</text:p>
          </table:table-cell>
          <table:table-cell office:value-type="float" office:value="0.12124355652982141">
            <text:p>0.12124355652982141</text:p>
          </table:table-cell>
          <table:table-cell office:value-type="string" office:value="Morozov2014,RosentauEtal2021">
            <text:p>Morozov2014,RosentauEtal202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